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59cm" fo:break-before="auto" style:use-optimal-row-height="true"/>
    </style:style>
    <style:style style:name="ro4" style:family="table-row">
      <style:table-row-properties style:row-height="0.573cm" fo:break-before="auto" style:use-optimal-row-height="true"/>
    </style:style>
    <style:style style:name="ro5" style:family="table-row">
      <style:table-row-properties style:row-height="0.741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ro9" style:family="table-row">
      <style:table-row-properties style:row-height="2.039cm" fo:break-before="auto" style:use-optimal-row-height="true"/>
    </style:style>
    <style:style style:name="ro10" style:family="table-row">
      <style:table-row-properties style:row-height="1.104cm" fo:break-before="auto" style:use-optimal-row-height="true"/>
    </style:style>
    <style:style style:name="ro11" style:family="table-row">
      <style:table-row-properties style:row-height="2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0">
            <text:p>10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5" office:value-type="float" office:value="1">
            <text:p>1</text:p>
          </table:table-cell>
          <table:table-cell table:style-name="ce17" office:value-type="string">
            <text:p>2023-06-15_18-53-42_000.jpg</text:p>
          </table:table-cell>
          <table:table-cell table:style-name="ce26" office:value-type="string">
            <text:p>:m :篠笛,shinobue #*# / session-memo:session-1 / p.1-&lt;1&gt;:genre=melody,key=~,session=hour-18,R=~,tempo=~,file-id=~,for=write-out:loc=0.13~,other=video-id.VID_20230609_183533 \\\ p.1-&lt;2&gt;:genre=melody:add,key=~,session=hour-18,R=3,tempo=~,other=video-id.VID_20230609_18353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m :篠笛,shinobue #*# / session-memo:session-1 / p.1-&lt;1&gt;:genre=melody,key=~,session=hour-18,R=~,tempo=~,file-id=~,for=write-out:loc=0.13~,other=video-id.VID_20230609_183533 \\\ p.1-&lt;2&gt;:genre=melody:add,key=~,session=hour-18,R=3,tempo=~,other=video-id.VID_20230609_183533">
            <text:p>:m :篠笛,shinobue #*# / session-memo:session-1 / p.1-&lt;1&gt;:genre=melody,key=~,session=hour-18,R=~,tempo=~,file-id=~,for=write-out:loc=0.13~,other=video-id.VID_20230609_183533 \\\ p.1-&lt;2&gt;:genre=melody:add,key=~,session=hour-18,R=3,tempo=~,other=video-id.VID_20230609_183533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6">
            <text:p>6</text:p>
          </table:table-cell>
          <table:table-cell table:style-name="ce17" office:value-type="string">
            <text:p>2023-06-16_07-56-50_000.jpg</text:p>
          </table:table-cell>
          <table:table-cell table:style-name="ce26" office:value-type="string">
            <text:p>:m #*# / memo:other(m:other) / topic=神学メモ, about=~,content=コンゴの奥地の、電気も知らぬ者たち。人なりや。,other=~,id=~ </text:p>
          </table:table-cell>
          <table:table-cell table:style-name="ce27"/>
          <table:table-cell table:style-name="ce10"/>
          <table:table-cell table:style-name="ce10"/>
          <table:table-cell table:style-name="ce45" table:formula="of:=IF([.E3]=&quot;&quot;;[.C5];CONCATENATE([.C5];&quot; / &quot;;[.E3]))" office:value-type="string" office:string-value=":m 1*1 RES / JVEMV6 64#291_masatsu / 『摩擦の科学』 著者=河野彰夫,校注=~ / p.75 / w=；,topic=,publisher=~,other=ske+:sk-id.T62A:圧延機；list+:種々の対象。寸法。一覧">
            <text:p>:m 1*1 RES / JVEMV6 64#291_masatsu / 『摩擦の科学』 著者=河野彰夫,校注=~ / p.75 / w=；,topic=,publisher=~,other=ske+:sk-id.T62A:圧延機；list+:種々の対象。寸法。一覧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0">
            <text:p>10</text:p>
          </table:table-cell>
          <table:table-cell table:style-name="ce17" office:value-type="string">
            <text:p>2023-06-16_17-21-37_000.jpg</text:p>
          </table:table-cell>
          <table:table-cell table:style-name="ce26" office:value-type="string">
            <text:p>:m #*# RES / JVEMV6 64#298_zairyoo_kenkyuukai / 『材料化学の最前線』 著者=東京都立大学工業化学科分子応用化学研究会,校注=~ / p.128 / w=ゾル－ゲル法,topic=~,publisher=~,other=memo+:アルコキシド；</text:p>
          </table:table-cell>
          <table:table-cell table:style-name="ce28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#*# RES / JVEMV6 64#298_zairyoo_kenkyuukai / 『材料化学の最前線』 著者=東京都立大学工業化学科分子応用化学研究会,校注=~ / p.128 / w=ゾル－ゲル法,topic=~,publisher=~,other=memo+:アルコキシド；">
            <text:p>:m #*# RES / JVEMV6 64#298_zairyoo_kenkyuukai / 『材料化学の最前線』 著者=東京都立大学工業化学科分子応用化学研究会,校注=~ / p.128 / w=ゾル－ゲル法,topic=~,publisher=~,other=memo+:アルコキシド；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8">
            <text:p>8</text:p>
          </table:table-cell>
          <table:table-cell table:style-name="ce18" office:value-type="string">
            <text:p>2023-06-16_12-54-15_000.jpg</text:p>
          </table:table-cell>
          <table:table-cell table:style-name="ce26" office:value-type="string">
            <text:p>:m 1*1 RES / JVEMV6 64#291_masatsu / 『摩擦の科学』 著者=河野彰夫,校注=~ / p.75 / w=；,topic=,publisher=~,other=ske+:sk-id.T62A:圧延機；list+:種々の対象。寸法。一覧</text:p>
          </table:table-cell>
          <table:table-cell table:style-name="ce28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1*1 RES / JVEMV6 64#291_masatsu / 『摩擦の科学』 著者=河野彰夫,校注=~ / p.75 / w=；,topic=,publisher=~,other=ske+:sk-id.T62A:圧延機；list+:種々の対象。寸法。一覧">
            <text:p>:m 1*1 RES / JVEMV6 64#291_masatsu / 『摩擦の科学』 著者=河野彰夫,校注=~ / p.75 / w=；,topic=,publisher=~,other=ske+:sk-id.T62A:圧延機；list+:種々の対象。寸法。一覧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7" office:value-type="string">
            <text:p>2023-06-15_21-16-50_000.jpg</text:p>
          </table:table-cell>
          <table:table-cell table:style-name="ce26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食べた物 ">
            <text:p>:m 食べた物 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3-06-16_02-01-57_000.jpg</text:p>
          </table:table-cell>
          <table:table-cell table:style-name="ce26" office:value-type="string">
            <text:p>:m :PHOTO 寝た時刻 / 2023 / オナニー、未了、duration=30m時間ぐらい,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:PHOTO 寝た時刻 / 2023 / オナニー、未了、duration=30m時間ぐらい,other=~">
            <text:p>:m :PHOTO 寝た時刻 / 2023 / オナニー、未了、duration=30m時間ぐらい,other=~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3-06-16_07-39-19_000.jpg</text:p>
          </table:table-cell>
          <table:table-cell table:style-name="ce26" office:value-type="string">
            <text:p>:m :PHOTO 起きた時刻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m :PHOTO 起きた時刻 / 2023">
            <text:p>:m :PHOTO 起きた時刻 / 2023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7" office:value-type="string">
            <text:p>2023-06-16_07-47-23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8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8" office:value-type="float" office:value="7">
            <text:p>7</text:p>
          </table:table-cell>
          <table:table-cell table:style-name="ce18" office:value-type="string">
            <text:p>2023-06-16_12-50-20_000.jpg</text:p>
          </table:table-cell>
          <table:table-cell table:style-name="ce26" office:value-type="string">
            <text:p>:bookmemo / 読んだ本 / 『摩擦の科学』 / 著者=河野彰夫 /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bookmemo / 読んだ本 / 『摩擦の科学』 / 著者=河野彰夫 /">
            <text:p>:bookmemo / 読んだ本 / 『摩擦の科学』 / 著者=河野彰夫 /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10" office:value-type="string">
            <text:p>2023-06-16_13-42-35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m 食べた物 ">
            <text:p>:m 食べた物 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5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12];[.K12])" office:value-type="float" office:value="0">
            <text:p>#VALUE!</text:p>
          </table:table-cell>
          <table:table-cell table:style-name="ce47" table:formula="of:=FIND(&quot;.&quot;;[.B12];1)" office:value-type="float" office:value="0">
            <text:p>#VALUE!</text:p>
          </table:table-cell>
          <table:table-cell table:formula="of:=LEN([.B12])" office:value-type="float" office:value="0">
            <text:p>0</text:p>
          </table:table-cell>
          <table:table-cell table:formula="of:=[.J12]-[.I1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3]=&quot;&quot;;[.C13];CONCATENATE([.C13];&quot; / &quot;;[.E13]))" office:value-type="float" office:value="0">
            <text:p>0</text:p>
          </table:table-cell>
          <table:table-cell table:style-name="ce10" table:formula="of:=RIGHT([.B13];[.K13])" office:value-type="float" office:value="0">
            <text:p>#VALUE!</text:p>
          </table:table-cell>
          <table:table-cell table:style-name="ce47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47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47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16];[.K16])" office:value-type="float" office:value="0">
            <text:p>#VALUE!</text:p>
          </table:table-cell>
          <table:table-cell table:style-name="ce47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9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9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9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8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4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4];&quot;-\*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8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0">
            <text:p>1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4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6];&quot;:m XXX&quot;)" office:value-type="float" office:value="1">
            <text:p>1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10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4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4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2:Sheet1.C277" table:on-update-keep-styles="true" table:on-update-keep-size="false"/>
        <table:database-range table:name="XXX" table:target-range-address="Sheet1.B272:Sheet1.B272" table:on-update-keep-styles="true" table:on-update-keep-size="false"/>
        <table:database-range table:name="XXX_music" table:target-range-address="Sheet1.B273:Sheet1.B273" table:on-update-keep-styles="true" table:on-update-keep-size="false"/>
        <table:database-range table:target-range-address="Sheet1.A2:Sheet1.AMJ11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16">2023/06/16</text:date>, <text:time>17:50:2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6-16T17:50:20.62</dc:date>
    <dc:creator>岩淵 謙</dc:creator>
    <meta:editing-duration>P57DT5H42M15S</meta:editing-duration>
    <meta:editing-cycles>18820</meta:editing-cycles>
    <meta:document-statistic meta:table-count="2" meta:cell-count="918" meta:object-count="0"/>
    <meta:user-defined meta:name="qrichtext">1</meta:user-defined>
  </office:meta>
</office:document-meta>
</file>